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B700000113703BA8AE8DDC494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10.211cm" svg:x="7.567cm" svg:y="9.119cm">
          <draw:image xlink:href="Pictures/10000000000000B700000113703BA8AE8DDC494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14T20:29:39.573765332</dc:date>
    <meta:editing-duration>PT1M22S</meta:editing-duration>
    <meta:editing-cycles>1</meta:editing-cycles>
    <meta:document-statistic meta:object-count="1"/>
    <meta:generator>LibreOffice/5.3.1.2$Linux_X86_64 LibreOffice_project/30m0$Build-2</meta:generator>
  </office:meta>
</office:document-meta>
</file>